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5pt" officeooo:rsid="00190be2" officeooo:paragraph-rsid="00190be2" style:font-size-asian="13.1000003814697pt" style:font-size-complex="15pt"/>
    </style:style>
    <style:style style:name="P2" style:family="paragraph" style:parent-style-name="Title">
      <style:text-properties fo:font-size="15pt" officeooo:rsid="00190be2" officeooo:paragraph-rsid="00190be2" style:font-size-asian="13.1000003814697pt" style:font-size-complex="15pt"/>
    </style:style>
    <style:style style:name="P3" style:family="paragraph" style:parent-style-name="Text_20_body">
      <style:text-properties officeooo:paragraph-rsid="001a3034"/>
    </style:style>
    <style:style style:name="P4" style:family="paragraph" style:parent-style-name="Text_20_body">
      <style:text-properties officeooo:paragraph-rsid="001c3a90"/>
    </style:style>
    <style:style style:name="P5" style:family="paragraph" style:parent-style-name="Text_20_body">
      <style:text-properties officeooo:paragraph-rsid="001cb52f"/>
    </style:style>
    <style:style style:name="P6" style:family="paragraph" style:parent-style-name="Text_20_body">
      <style:text-properties officeooo:paragraph-rsid="001ebcb4"/>
    </style:style>
    <style:style style:name="P7" style:family="paragraph" style:parent-style-name="Text_20_body">
      <style:text-properties officeooo:paragraph-rsid="0020b0d0"/>
    </style:style>
    <style:style style:name="P8" style:family="paragraph" style:parent-style-name="Preformatted_20_Text">
      <style:text-properties officeooo:paragraph-rsid="0020b0d0"/>
    </style:style>
    <style:style style:name="P9" style:family="paragraph" style:parent-style-name="Text_20_body">
      <style:text-properties officeooo:paragraph-rsid="002194ab"/>
    </style:style>
    <style:style style:name="P10" style:family="paragraph" style:parent-style-name="Preformatted_20_Text">
      <style:text-properties officeooo:paragraph-rsid="002194ab"/>
    </style:style>
    <style:style style:name="P11" style:family="paragraph" style:parent-style-name="Text_20_body">
      <style:text-properties officeooo:paragraph-rsid="0024a6bc"/>
    </style:style>
    <style:style style:name="P12" style:family="paragraph" style:parent-style-name="Text_20_body">
      <style:text-properties officeooo:paragraph-rsid="002367d8"/>
    </style:style>
    <style:style style:name="P13" style:family="paragraph" style:parent-style-name="Preformatted_20_Text">
      <style:text-properties officeooo:paragraph-rsid="002367d8"/>
    </style:style>
    <style:style style:name="P14" style:family="paragraph" style:parent-style-name="Text_20_body">
      <style:text-properties officeooo:paragraph-rsid="00254ead"/>
    </style:style>
    <style:style style:name="P15" style:family="paragraph" style:parent-style-name="Preformatted_20_Text">
      <style:text-properties officeooo:paragraph-rsid="00254ead"/>
    </style:style>
    <style:style style:name="P16" style:family="paragraph" style:parent-style-name="Text_20_body">
      <style:text-properties officeooo:paragraph-rsid="00259141"/>
    </style:style>
    <style:style style:name="P17" style:family="paragraph" style:parent-style-name="Preformatted_20_Text">
      <style:text-properties officeooo:paragraph-rsid="00259141"/>
    </style:style>
    <style:style style:name="P18" style:family="paragraph" style:parent-style-name="Text_20_body">
      <style:text-properties officeooo:paragraph-rsid="00270a4f"/>
    </style:style>
    <style:style style:name="P19" style:family="paragraph" style:parent-style-name="Preformatted_20_Text">
      <style:text-properties officeooo:paragraph-rsid="00270a4f"/>
    </style:style>
    <style:style style:name="P20" style:family="paragraph" style:parent-style-name="Text_20_body">
      <style:text-properties officeooo:paragraph-rsid="0027f690"/>
    </style:style>
    <style:style style:name="P21" style:family="paragraph" style:parent-style-name="Text_20_body">
      <style:text-properties officeooo:paragraph-rsid="00355511"/>
    </style:style>
    <style:style style:name="P22" style:family="paragraph" style:parent-style-name="Text_20_body">
      <style:text-properties officeooo:paragraph-rsid="002f22f4"/>
    </style:style>
    <style:style style:name="P23" style:family="paragraph" style:parent-style-name="Text_20_body">
      <style:text-properties officeooo:paragraph-rsid="0030d947"/>
    </style:style>
    <style:style style:name="P24" style:family="paragraph" style:parent-style-name="Text_20_body">
      <style:text-properties officeooo:paragraph-rsid="002f20b6"/>
    </style:style>
    <style:style style:name="P25" style:family="paragraph" style:parent-style-name="Text_20_body">
      <style:text-properties officeooo:paragraph-rsid="00320600"/>
    </style:style>
    <style:style style:name="P26" style:family="paragraph" style:parent-style-name="Heading_20_1">
      <style:text-properties officeooo:rsid="00190be2" officeooo:paragraph-rsid="00190be2"/>
    </style:style>
    <style:style style:name="P27" style:family="paragraph" style:parent-style-name="Heading_20_1">
      <style:text-properties officeooo:paragraph-rsid="001b3815"/>
    </style:style>
    <style:style style:name="P28" style:family="paragraph" style:parent-style-name="Heading_20_1">
      <style:text-properties officeooo:paragraph-rsid="001ebcb4"/>
    </style:style>
    <style:style style:name="P29" style:family="paragraph" style:parent-style-name="Heading_20_2">
      <style:text-properties officeooo:paragraph-rsid="0020b0d0"/>
    </style:style>
    <style:style style:name="P30" style:family="paragraph" style:parent-style-name="Heading_20_2">
      <style:text-properties officeooo:paragraph-rsid="00254ead"/>
    </style:style>
    <style:style style:name="P31" style:family="paragraph" style:parent-style-name="Heading_20_2">
      <style:text-properties officeooo:paragraph-rsid="0038eacd"/>
    </style:style>
    <style:style style:name="P32" style:family="paragraph" style:parent-style-name="Heading_20_3">
      <style:text-properties officeooo:paragraph-rsid="002f22f4"/>
    </style:style>
    <style:style style:name="P33" style:family="paragraph" style:parent-style-name="Heading_20_3">
      <style:text-properties officeooo:paragraph-rsid="0030d947"/>
    </style:style>
    <style:style style:name="P34" style:family="paragraph" style:parent-style-name="Heading_20_3">
      <style:text-properties officeooo:paragraph-rsid="0038eacd"/>
    </style:style>
    <style:style style:name="P35" style:family="paragraph" style:parent-style-name="Heading_20_3">
      <style:text-properties officeooo:paragraph-rsid="003aa982"/>
    </style:style>
    <style:style style:name="P36" style:family="paragraph" style:parent-style-name="Text_20_body" style:list-style-name="L1">
      <style:text-properties officeooo:paragraph-rsid="001c3a90"/>
    </style:style>
    <style:style style:name="P37" style:family="paragraph" style:parent-style-name="Text_20_body" style:list-style-name="L2">
      <style:text-properties officeooo:paragraph-rsid="001fe146"/>
    </style:style>
    <style:style style:name="P38" style:family="paragraph" style:parent-style-name="Text_20_body">
      <style:text-properties officeooo:paragraph-rsid="0038eacd"/>
    </style:style>
    <style:style style:name="P39" style:family="paragraph" style:parent-style-name="Text_20_body">
      <style:text-properties officeooo:paragraph-rsid="002ee91d"/>
    </style:style>
    <style:style style:name="P40" style:family="paragraph" style:parent-style-name="Text_20_body">
      <style:text-properties officeooo:paragraph-rsid="003aa982"/>
    </style:style>
    <style:style style:name="T1" style:family="text">
      <style:text-properties officeooo:rsid="00190be2"/>
    </style:style>
    <style:style style:name="T2" style:family="text">
      <style:text-properties officeooo:rsid="0019687f"/>
    </style:style>
    <style:style style:name="T3" style:family="text">
      <style:text-properties fo:font-style="normal" style:font-style-asian="normal" style:font-style-complex="normal"/>
    </style:style>
    <style:style style:name="T4" style:family="text">
      <style:text-properties fo:font-style="normal" officeooo:rsid="001a3034" style:font-style-asian="normal" style:font-style-complex="normal"/>
    </style:style>
    <style:style style:name="T5" style:family="text">
      <style:text-properties fo:font-style="normal" officeooo:rsid="001b3815" style:font-style-asian="normal" style:font-style-complex="normal"/>
    </style:style>
    <style:style style:name="T6" style:family="text">
      <style:text-properties fo:font-style="normal" officeooo:rsid="001c3a90" style:font-style-asian="normal" style:font-style-complex="normal"/>
    </style:style>
    <style:style style:name="T7" style:family="text">
      <style:text-properties fo:font-style="normal" officeooo:rsid="001cb52f" style:font-style-asian="normal" style:font-style-complex="normal"/>
    </style:style>
    <style:style style:name="T8" style:family="text">
      <style:text-properties fo:font-style="normal" officeooo:rsid="001ebcb4" style:font-style-asian="normal" style:font-style-complex="normal"/>
    </style:style>
    <style:style style:name="T9" style:family="text">
      <style:text-properties fo:font-style="normal" officeooo:rsid="0020b0d0" style:font-style-asian="normal" style:font-style-complex="normal"/>
    </style:style>
    <style:style style:name="T10" style:family="text">
      <style:text-properties fo:font-style="normal" officeooo:rsid="002194ab" style:font-style-asian="normal" style:font-style-complex="normal"/>
    </style:style>
    <style:style style:name="T11" style:family="text">
      <style:text-properties fo:font-style="normal" officeooo:rsid="0024a6bc" style:font-style-asian="normal" style:font-style-complex="normal"/>
    </style:style>
    <style:style style:name="T12" style:family="text">
      <style:text-properties fo:font-style="normal" officeooo:rsid="00254ead" style:font-style-asian="normal" style:font-style-complex="normal"/>
    </style:style>
    <style:style style:name="T13" style:family="text">
      <style:text-properties fo:font-style="normal" officeooo:rsid="00259141" style:font-style-asian="normal" style:font-style-complex="normal"/>
    </style:style>
    <style:style style:name="T14" style:family="text">
      <style:text-properties fo:font-style="normal" officeooo:rsid="00270a4f" style:font-style-asian="normal" style:font-style-complex="normal"/>
    </style:style>
    <style:style style:name="T15" style:family="text">
      <style:text-properties fo:font-style="normal" officeooo:rsid="0027f690" style:font-style-asian="normal" style:font-style-complex="normal"/>
    </style:style>
    <style:style style:name="T16" style:family="text">
      <style:text-properties fo:font-style="normal" officeooo:rsid="002b07ca" style:font-style-asian="normal" style:font-style-complex="normal"/>
    </style:style>
    <style:style style:name="T17" style:family="text">
      <style:text-properties fo:font-style="normal" officeooo:rsid="002ee91d" style:font-style-asian="normal" style:font-style-complex="normal"/>
    </style:style>
    <style:style style:name="T18" style:family="text">
      <style:text-properties fo:font-style="normal" officeooo:rsid="002f20b6" style:font-style-asian="normal" style:font-style-complex="normal"/>
    </style:style>
    <style:style style:name="T19" style:family="text">
      <style:text-properties fo:font-style="normal" officeooo:rsid="002f22f4" style:font-style-asian="normal" style:font-style-complex="normal"/>
    </style:style>
    <style:style style:name="T20" style:family="text">
      <style:text-properties fo:font-style="normal" officeooo:rsid="0030d947" style:font-style-asian="normal" style:font-style-complex="normal"/>
    </style:style>
    <style:style style:name="T21" style:family="text">
      <style:text-properties fo:font-style="normal" officeooo:rsid="0038eacd" style:font-style-asian="normal" style:font-style-complex="normal"/>
    </style:style>
    <style:style style:name="T22" style:family="text">
      <style:text-properties fo:font-style="normal" officeooo:rsid="003aa982"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30d947" style:font-style-asian="normal" style:font-weight-asian="bold" style:font-style-complex="normal" style:font-weight-complex="bold"/>
    </style:style>
    <style:style style:name="T25" style:family="text">
      <style:text-properties fo:font-style="normal" fo:font-weight="bold" officeooo:rsid="0038eacd" style:font-style-asian="normal" style:font-weight-asian="bold" style:font-style-complex="normal" style:font-weight-complex="bold"/>
    </style:style>
    <style:style style:name="T26" style:family="text">
      <style:text-properties fo:font-style="normal" fo:font-weight="normal" officeooo:rsid="0030d947" style:font-style-asian="normal" style:font-weight-asian="normal" style:font-style-complex="normal" style:font-weight-complex="normal"/>
    </style:style>
    <style:style style:name="T27" style:family="text">
      <style:text-properties fo:font-style="normal" fo:font-weight="normal" officeooo:rsid="00320600" style:font-style-asian="normal" style:font-weight-asian="normal" style:font-style-complex="normal" style:font-weight-complex="normal"/>
    </style:style>
    <style:style style:name="T28" style:family="text">
      <style:text-properties fo:font-style="normal" fo:font-weight="normal" officeooo:rsid="00355511" style:font-style-asian="normal" style:font-weight-asian="normal" style:font-style-complex="normal" style:font-weight-complex="normal"/>
    </style:style>
    <style:style style:name="T29" style:family="text">
      <style:text-properties fo:font-style="normal" fo:font-weight="normal" officeooo:rsid="0038eacd" style:font-style-asian="normal" style:font-weight-asian="normal" style:font-style-complex="normal" style:font-weight-complex="normal"/>
    </style:style>
    <style:style style:name="T30" style:family="text">
      <style:text-properties fo:font-style="italic" officeooo:rsid="001ebcb4" style:font-style-asian="italic" style:font-style-complex="italic"/>
    </style:style>
    <style:style style:name="T31" style:family="text">
      <style:text-properties fo:font-style="italic" officeooo:rsid="002ee91d" style:font-style-asian="italic" style:font-style-complex="italic"/>
    </style:style>
    <style:style style:name="T32" style:family="text">
      <style:text-properties fo:font-style="italic" officeooo:rsid="002f22f4" style:font-style-asian="italic" style:font-style-complex="italic"/>
    </style:style>
    <style:style style:name="T33" style:family="text">
      <style:text-properties fo:font-style="italic" officeooo:rsid="0038eacd" style:font-style-asian="italic" style:font-style-complex="italic"/>
    </style:style>
    <style:style style:name="T34" style:family="text">
      <style:text-properties style:font-name="JetBrains Mono" fo:language="zxx" fo:country="none" officeooo:rsid="002194ab" style:language-asian="zxx" style:country-asian="none" style:language-complex="zxx" style:country-complex="none"/>
    </style:style>
    <style:style style:name="T35" style:family="text">
      <style:text-properties style:font-name="JetBrains Mono" fo:language="zxx" fo:country="none" fo:font-style="normal" officeooo:rsid="002194ab" style:language-asian="zxx" style:country-asian="none" style:font-style-asian="normal" style:language-complex="zxx" style:country-complex="none" style:font-style-complex="normal"/>
    </style:style>
    <style:style style:name="T36" style:family="text">
      <style:text-properties style:font-name="JetBrains Mono" fo:language="zxx" fo:country="none" fo:font-style="normal" officeooo:rsid="00254ead" style:language-asian="zxx" style:country-asian="none" style:font-style-asian="normal" style:language-complex="zxx" style:country-complex="none" style:font-style-complex="normal"/>
    </style:style>
    <style:style style:name="T37" style:family="text">
      <style:text-properties style:font-name="JetBrains Mono" fo:language="zxx" fo:country="none" fo:font-style="normal" officeooo:rsid="00259141" style:language-asian="zxx" style:country-asian="none" style:font-style-asian="normal" style:language-complex="zxx" style:country-complex="none" style:font-style-complex="normal"/>
    </style:style>
    <style:style style:name="T38" style:family="text">
      <style:text-properties style:font-name="JetBrains Mono" fo:language="zxx" fo:country="none" fo:font-style="normal" officeooo:rsid="00270a4f" style:language-asian="zxx" style:country-asian="none" style:font-style-asian="normal" style:language-complex="zxx" style:country-complex="none" style:font-style-complex="normal"/>
    </style:style>
    <style:style style:name="T39" style:family="text">
      <style:text-properties style:font-name="JetBrains Mono" fo:language="zxx" fo:country="none" fo:font-style="normal" officeooo:rsid="0027f690" style:language-asian="zxx" style:country-asian="none" style:font-style-asian="normal" style:language-complex="zxx" style:country-complex="none" style:font-style-complex="normal"/>
    </style:style>
    <style:style style:name="T40" style:family="text">
      <style:text-properties style:font-name="JetBrains Mono" fo:language="zxx" fo:country="none" fo:font-style="normal" officeooo:rsid="002c5942" style:language-asian="zxx" style:country-asian="none" style:font-style-asian="normal" style:language-complex="zxx" style:country-complex="none" style:font-style-complex="normal"/>
    </style:style>
    <style:style style:name="T41" style:family="text">
      <style:text-properties fo:color="#000000" loext:opacity="100%"/>
    </style:style>
    <style:style style:name="T42" style:family="text">
      <style:text-properties fo:color="#000000" loext:opacity="100%" officeooo:rsid="001fe146"/>
    </style:style>
    <style:style style:name="T43" style:family="text">
      <style:text-properties fo:color="#000000" loext:opacity="100%" fo:font-style="normal" officeooo:rsid="001fe146" style:font-style-asian="normal" style:font-style-complex="normal"/>
    </style:style>
    <style:style style:name="T44" style:family="text">
      <style:text-properties fo:color="#000000" loext:opacity="100%" fo:font-style="normal" officeooo:rsid="0020b0d0" style:font-style-asian="normal" style:font-style-complex="normal"/>
    </style:style>
    <style:style style:name="T45" style:family="text">
      <style:text-properties fo:color="#000000" loext:opacity="100%" fo:language="zxx" fo:country="none" fo:font-style="normal" officeooo:rsid="002367d8" style:language-asian="zxx" style:country-asian="none" style:font-style-asian="normal" style:language-complex="zxx" style:country-complex="none" style:font-style-complex="normal"/>
    </style:style>
    <style:style style:name="T46" style:family="text">
      <style:text-properties fo:color="#633b3e" loext:opacity="100%" style:font-name="JetBrains Mono" fo:font-style="normal" style:font-style-asian="normal" style:font-style-complex="normal"/>
    </style:style>
    <style:style style:name="T47" style:family="text">
      <style:text-properties fo:color="#633b3e" loext:opacity="100%" style:font-name="JetBrains Mono" fo:font-style="normal" officeooo:rsid="001fe146" style:font-style-asian="normal" style:font-style-complex="normal"/>
    </style:style>
    <style:style style:name="T48" style:family="text">
      <style:text-properties fo:color="#633b3e" loext:opacity="100%" style:font-name="JetBrains Mono" fo:language="zxx" fo:country="none" fo:font-style="normal" style:language-asian="zxx" style:country-asian="none" style:font-style-asian="normal" style:language-complex="zxx" style:country-complex="none" style:font-style-complex="normal"/>
    </style:style>
    <style:style style:name="T49" style:family="text">
      <style:text-properties fo:language="zxx" fo:country="none" officeooo:rsid="002367d8" style:language-asian="zxx" style:country-asian="none" style:language-complex="zxx" style:country-complex="none"/>
    </style:style>
    <style:style style:name="T50" style:family="text">
      <style:text-properties fo:language="zxx" fo:country="none" fo:font-style="normal" officeooo:rsid="0020b0d0" style:language-asian="zxx" style:country-asian="none" style:font-style-asian="normal" style:language-complex="zxx" style:country-complex="none" style:font-style-complex="normal"/>
    </style:style>
    <style:style style:name="T51" style:family="text">
      <style:text-properties fo:language="zxx" fo:country="none" fo:font-style="normal" officeooo:rsid="002194ab" style:language-asian="zxx" style:country-asian="none" style:font-style-asian="normal" style:language-complex="zxx" style:country-complex="none" style:font-style-complex="normal"/>
    </style:style>
    <style:style style:name="T52" style:family="text">
      <style:text-properties fo:language="zxx" fo:country="none" fo:font-style="normal" officeooo:rsid="002367d8" style:language-asian="zxx" style:country-asian="none" style:font-style-asian="normal" style:language-complex="zxx" style:country-complex="none" style:font-style-complex="normal"/>
    </style:style>
    <style:style style:name="T53" style:family="text">
      <style:text-properties fo:language="zxx" fo:country="none" fo:font-style="normal" officeooo:rsid="00254ead" style:language-asian="zxx" style:country-asian="none" style:font-style-asian="normal" style:language-complex="zxx" style:country-complex="none" style:font-style-complex="normal"/>
    </style:style>
    <style:style style:name="T54" style:family="text">
      <style:text-properties fo:language="zxx" fo:country="none" fo:font-style="normal" officeooo:rsid="00270a4f" style:language-asian="zxx" style:country-asian="none" style:font-style-asian="normal" style:language-complex="zxx" style:country-complex="none" style:font-style-complex="normal"/>
    </style:style>
    <style:style style:name="T55" style:family="text">
      <style:text-properties fo:language="zxx" fo:country="none" fo:font-style="normal" officeooo:rsid="0038eacd" style:language-asian="zxx" style:country-asian="none" style:font-style-asian="normal" style:language-complex="zxx" style:country-complex="none" style:font-style-complex="normal"/>
    </style:style>
    <style:style style:name="T56" style:family="text">
      <style:text-properties fo:language="zxx" fo:country="none" fo:font-style="italic" officeooo:rsid="00270a4f" style:language-asian="zxx" style:country-asian="none" style:font-style-asian="italic" style:language-complex="zxx" style:country-complex="none" style:font-style-complex="italic"/>
    </style:style>
    <style:style style:name="T57" style:family="text">
      <style:text-properties officeooo:rsid="002367d8"/>
    </style:style>
    <style:style style:name="T58" style:family="text">
      <style:text-properties fo:font-size="8pt" fo:font-style="italic" officeooo:rsid="00270a4f" style:font-size-asian="8pt" style:font-style-asian="italic" style:font-size-complex="8pt" style:font-style-complex="italic"/>
    </style:style>
    <style:style style:name="T59" style:family="text">
      <style:text-properties style:font-name="Liberation Serif" fo:language="zxx" fo:country="none" fo:font-style="normal" officeooo:rsid="00270a4f" style:language-asian="zxx" style:country-asian="none" style:font-style-asian="normal" style:language-complex="zxx" style:country-complex="none" style:font-style-complex="normal"/>
    </style:style>
    <style:style style:name="T60" style:family="text">
      <style:text-properties fo:font-size="7pt" fo:font-style="italic" fo:font-weight="normal" officeooo:rsid="003aa982" style:font-size-asian="7pt" style:font-style-asian="italic" style:font-weight-asian="normal" style:font-size-complex="7pt" style:font-style-complex="italic"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azeBox: The all-in-one suite for Minecraft cluster management</text:p>
      <text:p text:style-name="P1"/>
      <text:h text:style-name="P26" text:outline-level="1">Abstract</text:h>
      <text:p text:style-name="P3"><text:span text:style-name="T1">BlazeBox is an application that helps users manage Minecraft clusters effortlessly with the easy-to-use API that can be called by any operators(service). It features a Continuous Deployment which can help developers deploy their plugins(typically Bukkit or Paper ones) through the easy-to-use REST API or gRPC endpoint. Also it monitors the servers(and plugins if connected to its API) and exports the metrics to Prometheus(</text:span><text:a xlink:type="simple" xlink:href="https://prometheus.io/)%5B1" text:style-name="Internet_20_link" text:visited-style-name="Visited_20_Internet_20_Link"><text:span text:style-name="Citation"><text:span text:style-name="T2">https://prometheus.io/)[1</text:span></text:span></text:a><text:span text:style-name="Citation"><text:span text:style-name="T2">].</text:span></text:span></text:p>
      <text:h text:style-name="P27" text:outline-level="1"><text:span text:style-name="Citation"><text:span text:style-name="T5">Introduction</text:span></text:span></text:h>
      <text:p text:style-name="P3"><text:span text:style-name="Citation"><text:span text:style-name="T3">For example, we managed to create the cluster of a few Minecraft servers with Deployment(k8s resource type)</text:span></text:span><text:span text:style-name="Citation">. And then we uses ConfigMap to pass in the server.properties </text:span><text:span text:style-name="Citation"><text:span text:style-name="T4">file. And then we mounts the volumes to put them inside the ./plugins folder, (we use dockerfile to simplify this).</text:span></text:span></text:p>
      <text:p text:style-name="P4"><text:span text:style-name="Citation"><text:span text:style-name="T4">You can easily find this hard and it is truly at very low level of abstraction if you try to explain what <text:s/>it does by manipulating how it was built. But with BlazeBox, we can define a MinecraftCluster CRD, a MinecraftServer CRD, a MinecraftProxy CRD to finish all these up, if we need plugins, it would be just as simple as creating another field in the CRD of the server to specify the plugin’s metadata and its location: either a URL or a Git/Maven ref.</text:span></text:span></text:p>
      <text:p text:style-name="P4"><text:span text:style-name="Citation"><text:span text:style-name="T6">For example, when we are creating such complex infrastructures to provide an abstraction of an entire managed cluster, it is difficult to do such things: </text:span></text:span></text:p>
      <text:list text:style-name="L1">
        <text:list-item>
          <text:p text:style-name="P36"><text:span text:style-name="Citation"><text:span text:style-name="T6">How hard it is to allocate resources for these servers.</text:span></text:span></text:p>
        </text:list-item>
        <text:list-item>
          <text:p text:style-name="P36"><text:span text:style-name="Citation"><text:span text:style-name="T6">Minecraft Server cores are not multi-threaded, they can be under-optimized if we don’t patch them or remake news ones that are multi-threaded.</text:span></text:span></text:p>
        </text:list-item>
        <text:list-item>
          <text:p text:style-name="P36"><text:span text:style-name="Citation"><text:span text:style-name="T6">For most users, getting their hands on such compiled server cores are nearly impossible.</text:span></text:span></text:p>
        </text:list-item>
        <text:list-item>
          <text:p text:style-name="P36"><text:span text:style-name="Citation"><text:span text:style-name="T6">For multiple reasons, creating such a core isn’t possible</text:span></text:span></text:p>
        </text:list-item>
        <text:list-item>
          <text:p text:style-name="P36"><text:span text:style-name="Citation"><text:span text:style-name="T6">The server cores are hardly coded, multiple behaviors must be patched before connecting to the actual BlazeBox service, this cannot be done by Bukkit plugins nor Paper ones.</text:span></text:span></text:p>
        </text:list-item>
      </text:list>
      <text:p text:style-name="P5"><text:span text:style-name="Citation"><text:span text:style-name="T7">This paper is about how we managed to overcome the difficulties and how to implement such a system with a patched server core. We are willing to create a complex cluster in any time soon so that a demo could be hosted by any of our sponsors to demonstrate the features of BlazeBox. BlazeBox uses BlazeSpan [2] to store its data and BlazeDome [3] to manage domains.</text:span></text:span></text:p>
      <text:p text:style-name="P5"><text:span text:style-name="Citation"><text:span text:style-name="T7">And it also features customization with ease, including the Data Access Interface(DAI) and supports <text:s/>OpenTelemetry(</text:span></text:span><text:a xlink:type="simple" xlink:href="https://opentelemetry.io/" text:style-name="Internet_20_link" text:visited-style-name="Visited_20_Internet_20_Link"><text:span text:style-name="Citation"><text:span text:style-name="T7">https://opentelemetry.io/</text:span></text:span></text:a><text:span text:style-name="Citation"><text:span text:style-name="T7">) [4] to export its metrics.</text:span></text:span><text:span text:style-name="Citation"><text:span text:style-name="T4"> </text:span></text:span><text:span text:style-name="Citation"><text:span text:style-name="T7">DAI is designed to replace the BlazeSpan infrastructure managed by your cluster management system, like kubernetes in our case.</text:span></text:span></text:p>
      <text:p text:style-name="P5"><text:span text:style-name="Citation"><text:span text:style-name="T7">It is hard to say that any of these are the hard-dependency that cannot be replaced, we considered loosely-coupled structures on the first day of the development. </text:span></text:span></text:p>
      <text:p text:style-name="P6"><text:soft-page-break/><text:span text:style-name="Citation"><text:span text:style-name="T8">BlazeBox is also a</text:span></text:span><text:span text:style-name="Citation"><text:span text:style-name="T16">n</text:span></text:span><text:span text:style-name="Citation"><text:span text:style-name="T8"> operator-based system that operates the cluster and provides a higher level of abstraction compared to the classic </text:span></text:span><text:span text:style-name="Citation"><text:span text:style-name="T16">K</text:span></text:span><text:span text:style-name="Citation"><text:span text:style-name="T8">ubernetes method. </text:span></text:span></text:p>
      <text:h text:style-name="P28" text:outline-level="1"><text:span text:style-name="Citation"><text:span text:style-name="T8">Managing Servers</text:span></text:span></text:h>
      <text:p text:style-name="P6"><text:span text:style-name="Citation"><text:span text:style-name="T8">Since BlazeBox is operator-based, it uses the </text:span></text:span><text:span text:style-name="Citation"><text:span text:style-name="T16">K</text:span></text:span><text:span text:style-name="Citation"><text:span text:style-name="T8">ubernetes API to interact with it. It creates Pods dynamically and assigns them into different nodes. Since the nodes are managed by </text:span></text:span><text:span text:style-name="Citation"><text:span text:style-name="T16">K</text:span></text:span><text:span text:style-name="Citation"><text:span text:style-name="T8">ubernetes, it is way easier to manage them.</text:span></text:span></text:p>
      <text:h text:style-name="P29" text:outline-level="2"><text:span text:style-name="Citation"><text:span text:style-name="T9">Replacement of RPC</text:span></text:span></text:h>
      <text:p text:style-name="P6"><text:span text:style-name="Citation"><text:span text:style-name="T8">When we are managing these servers, we use a protocol called </text:span></text:span><text:span text:style-name="Citation"><text:span text:style-name="T30">BlazeCom</text:span></text:span><text:span text:style-name="Citation"><text:span text:style-name="T8"> that interacts with the server cores and tells it what to do. It has a basic data model represented in JSON or YAML.</text:span></text:span></text:p>
      <text:p text:style-name="Preformatted_20_Text"><text:span text:style-name="Citation"><text:span text:style-name="T46">{</text:span></text:span></text:p>
      <text:p text:style-name="Preformatted_20_Text"><text:span text:style-name="Citation"><text:span text:style-name="T48"><text:tab/>“blazebox” : “&lt;timestamp&gt;”,</text:span></text:span></text:p>
      <text:p text:style-name="Preformatted_20_Text"><text:span text:style-name="Citation"><text:span text:style-name="T48"><text:tab/>“domain” : “&lt;BlazeDome domain selector&gt;”,</text:span></text:span></text:p>
      <text:p text:style-name="Preformatted_20_Text"><text:span text:style-name="Citation"><text:span text:style-name="T46"><text:tab/>“action” : “&lt;action name&gt;”,</text:span></text:span></text:p>
      <text:p text:style-name="Preformatted_20_Text"><text:span text:style-name="Citation"><text:span text:style-name="T46"><text:tab/>“receiver” : “&lt;receiver selector&gt;”,</text:span></text:span></text:p>
      <text:p text:style-name="Preformatted_20_Text"><text:span text:style-name="Citation"><text:span text:style-name="T46"><text:tab/>“issuer” : “&lt;issuer name&gt;”,</text:span></text:span></text:p>
      <text:p text:style-name="Preformatted_20_Text"><text:span text:style-name="Citation"><text:span text:style-name="T46"><text:tab/>“</text:span></text:span><text:span text:style-name="Citation"><text:span text:style-name="T47">data</text:span></text:span><text:span text:style-name="Citation"><text:span text:style-name="T46">”: “</text:span></text:span><text:span text:style-name="Citation"><text:span text:style-name="T47">&lt;data&gt;</text:span></text:span><text:span text:style-name="Citation"><text:span text:style-name="T46">”</text:span></text:span></text:p>
      <text:p text:style-name="Preformatted_20_Text"><text:span text:style-name="Citation"><text:span text:style-name="T46">}</text:span></text:span></text:p>
      <text:p text:style-name="Text_20_body"><text:span text:style-name="Citation"><text:span text:style-name="T41"><text:tab/></text:span></text:span><text:span text:style-name="Citation"><text:span text:style-name="T42">Note: </text:span></text:span></text:p>
      <text:list text:style-name="L2">
        <text:list-item>
          <text:p text:style-name="P37"><text:span text:style-name="Citation"><text:span text:style-name="T43">&lt;timestamp&gt; is the timestamp returned by the time service</text:span></text:span></text:p>
        </text:list-item>
        <text:list-item>
          <text:p text:style-name="P37"><text:span text:style-name="Citation"><text:span text:style-name="T43">&lt;BlazeDome domain selector&gt; is the selector that selects only one domain from BlazeDome</text:span></text:span></text:p>
        </text:list-item>
        <text:list-item>
          <text:p text:style-name="P37"><text:span text:style-name="Citation"><text:span text:style-name="T43">&lt;action name&gt; is the name of one of: { push , kill , exec , enable_plugin, disable_plugin, update, map_update, plugin_update}</text:span></text:span></text:p>
        </text:list-item>
        <text:list-item>
          <text:p text:style-name="P37"><text:span text:style-name="Citation"><text:span text:style-name="T43">&lt;receiver selector&gt; is the selector of servers who receives this string and parses it before executing, note that this data is broadcast to all servers that is willing to receive(this kind of message).</text:span></text:span></text:p>
        </text:list-item>
        <text:list-item>
          <text:p text:style-name="P37"><text:span text:style-name="Citation"><text:span text:style-name="T43">&lt;data&gt; is the additional data sent to the </text:span></text:span><text:span text:style-name="Citation"><text:span text:style-name="T44">receiver.</text:span></text:span></text:p>
        </text:list-item>
      </text:list>
      <text:p text:style-name="P7"><text:span text:style-name="Citation"><text:span text:style-name="T44">This is a broadcast replacement of gRPC, this also allowed the metrics system to catch every message without the receiver broadcasting it again. It also allowed the server to present all valid data. None of the data posted should contain sensitive data, also fields like plugin names, map names are spoofed( typically hash with salt ) in practice to secure itself.</text:span></text:span></text:p>
      <text:h text:style-name="P29" text:outline-level="2"><text:span text:style-name="Citation"><text:span text:style-name="T9">Handler</text:span></text:span></text:h>
      <text:p text:style-name="P7"><text:span text:style-name="Citation"><text:span text:style-name="T9">Below is a code </text:span></text:span><text:span text:style-name="Citation"><text:span text:style-name="T10">snippet </text:span></text:span><text:span text:style-name="Citation"><text:span text:style-name="T9">for how a handler is built in Java:</text:span></text:span></text:p>
      <text:p text:style-name="P8"><text:span text:style-name="Citation"><text:span text:style-name="T50">import org.serenity.blazebox.handler.Handler;</text:span></text:span></text:p>
      <text:p text:style-name="P10"><text:span text:style-name="Citation"><text:span text:style-name="T10">import </text:span></text:span><text:span text:style-name="Citation"><text:span text:style-name="T51">org.serenity.blazebox.handler.RegisterFacade</text:span></text:span><text:span text:style-name="Citation"><text:span text:style-name="T10">;</text:span></text:span></text:p>
      <text:p text:style-name="P10"><text:span text:style-name="Citation"><text:span text:style-name="T10">import </text:span></text:span><text:span text:style-name="Citation"><text:span text:style-name="T51">org.serenity.blazebox.records.BlazeComData</text:span></text:span><text:span text:style-name="Citation"><text:span text:style-name="T10">;</text:span></text:span></text:p>
      <text:p text:style-name="P10"><text:span text:style-name="Citation"><text:span text:style-name="T35">public class MyHandler </text:span></text:span><text:span text:style-name="Citation"><text:span text:style-name="T40">extends</text:span></text:span><text:span text:style-name="Citation"><text:span text:style-name="T35"> Handler {</text:span></text:span></text:p>
      <text:p text:style-name="P10"><text:span text:style-name="Citation"><text:span text:style-name="T35"><text:tab/>public boolean isSupported(BlazeComData data){}</text:span></text:span></text:p>
      <text:p text:style-name="P10"><text:span text:style-name="Citation"><text:span text:style-name="T35"><text:tab/>public void handle(BlazeComData data){}</text:span></text:span></text:p>
      <text:p text:style-name="P10"><text:span text:style-name="Citation"><text:span text:style-name="T35">}</text:span></text:span></text:p>
      <text:p text:style-name="P10"><text:soft-page-break/><text:span text:style-name="Citation"><text:span text:style-name="T34"/></text:span></text:p>
      <text:p text:style-name="P9"><text:span text:style-name="Citation"><text:span text:style-name="T10">This is an example of handler that handles BlazeCom data. The BlazeCom API is made for handling data sent from the operator, so further on this is what a handler looks like in our production code:</text:span></text:span></text:p>
      <text:p text:style-name="P10"><text:span text:style-name="Citation"><text:span text:style-name="T10">----- import is removed -----</text:span></text:span></text:p>
      <text:p text:style-name="P10"><text:span text:style-name="Citation"><text:span text:style-name="T10"/></text:span></text:p>
      <text:p text:style-name="P10"><text:span text:style-name="Citation"><text:span text:style-name="T51">public class HandleKill </text:span></text:span><text:span text:style-name="Citation"><text:span text:style-name="T53">extends</text:span></text:span><text:span text:style-name="Citation"><text:span text:style-name="T51"> Handler{</text:span></text:span></text:p>
      <text:p text:style-name="P15"><text:span text:style-name="Citation"><text:span text:style-name="T53"><text:tab/>priority = Priority.HIGHEST;</text:span></text:span></text:p>
      <text:p text:style-name="P10"><text:span text:style-name="Citation"><text:span text:style-name="T51"><text:tab/>public boolean isSupported(BlazeComData data){</text:span></text:span></text:p>
      <text:p text:style-name="P10"><text:span text:style-name="Citation"><text:span text:style-name="T51"><text:tab/><text:tab/>return data.</text:span></text:span><text:span text:style-name="Citation"><text:span text:style-name="T52">action == Actions.KILL;</text:span></text:span></text:p>
      <text:p text:style-name="P10"><text:span text:style-name="Citation"><text:span text:style-name="T51"><text:tab/>}</text:span></text:span></text:p>
      <text:p text:style-name="P13"><text:span text:style-name="Citation"><text:span text:style-name="T51"><text:tab/></text:span></text:span><text:span text:style-name="Citation"><text:span text:style-name="T52">public void handle(BlazeComData data){</text:span></text:span></text:p>
      <text:p text:style-name="P13"><text:span text:style-name="Citation"><text:span text:style-name="T52"><text:tab/><text:tab/></text:span></text:span><text:span text:style-name="Citation"><text:span text:style-name="T45">serverManager.stop(1); //exit code for killed is 1</text:span></text:span></text:p>
      <text:p text:style-name="P13"><text:span text:style-name="Citation"><text:span text:style-name="T52"><text:tab/>}</text:span></text:span></text:p>
      <text:p text:style-name="P10"><text:span text:style-name="Citation"><text:span text:style-name="T51">}</text:span></text:span></text:p>
      <text:p text:style-name="P10"><text:span text:style-name="Citation"><text:span text:style-name="T51"/></text:span></text:p>
      <text:p text:style-name="P12"><text:span text:style-name="Citation"><text:span text:style-name="T57">Note: <text:s/></text:span></text:span><text:span text:style-name="Citation"><text:span text:style-name="T49">serverManager</text:span></text:span><text:span text:style-name="Citation"><text:span text:style-name="T57"> is a Spring(</text:span></text:span><text:a xlink:type="simple" xlink:href="https://spring.io/" text:style-name="Internet_20_link" text:visited-style-name="Visited_20_Internet_20_Link"><text:span text:style-name="Citation"><text:span text:style-name="T57">https://spring.io</text:span></text:span></text:a><text:span text:style-name="Citation"><text:span text:style-name="T57">) [5] bean.</text:span></text:span></text:p>
      <text:p text:style-name="P11"><text:span text:style-name="Citation"><text:span text:style-name="T11">So the code snippet handles a kill signal sent by the BlazeBox operator and kills itself, well somethings will be on the filter chain to authenticate the authenticity of the operator and all the other things you can customize or prefer the defaults.</text:span></text:span></text:p>
      <text:p text:style-name="P11"><text:span text:style-name="Citation"><text:span text:style-name="T11">It contains a record of BlazeComData which is the record class for BlazeCom messages, we uses that to communicate between servers. And the above handler </text:span></text:span><text:span text:style-name="Citation"><text:span text:style-name="T12">implements the interface and is registered as a component, this makes it possible to be indexed by the Node and can be callable in a list which makes it way easier to debug and manage.</text:span></text:span></text:p>
      <text:h text:style-name="P30" text:outline-level="2"><text:span text:style-name="Citation"><text:span text:style-name="T12">Integration with Kubernetes</text:span></text:span></text:h>
      <text:p text:style-name="P14"><text:span text:style-name="Citation"><text:span text:style-name="T12">BlazeBox depends on Kubernetes to orchestrate the clusters, in this section we are going to talk about the CRD format and how BlazeBox uses the defined resource to spin up a cluster of servers.</text:span></text:span></text:p>
      <text:p text:style-name="P15"><text:span text:style-name="Citation"><text:span text:style-name="T36">apiVersion: blazebox.serenity.dev</text:span></text:span></text:p>
      <text:p text:style-name="P15"><text:span text:style-name="Citation"><text:span text:style-name="T36">kind: MinecraftCluster</text:span></text:span></text:p>
      <text:p text:style-name="P17"><text:span text:style-name="Citation"><text:span text:style-name="T37">metadata:</text:span></text:span></text:p>
      <text:p text:style-name="P17"><text:span text:style-name="Citation"><text:span text:style-name="T37"><text:tab/>name: &lt;cluster-name&gt;.&lt;BlazeDome-domain-name&gt;</text:span></text:span></text:p>
      <text:p text:style-name="P17"><text:span text:style-name="Citation"><text:span text:style-name="T37"><text:tab/>namespace: &lt;namespace&gt;</text:span></text:span></text:p>
      <text:p text:style-name="P17"><text:span text:style-name="Citation"><text:span text:style-name="T37">spec: {}</text:span></text:span></text:p>
      <text:p text:style-name="P17"><text:span text:style-name="Citation"><text:span text:style-name="T37"/></text:span></text:p>
      <text:p text:style-name="P16"><text:span text:style-name="Citation"><text:span text:style-name="T13">Sure that if you don’t want to setup BlazeDome, it is okay to just remove the BlazeDome field from <text:s/>the snippet above. Thanks to Kubernetes, it will still work just fine and is as stable.</text:span></text:span></text:p>
      <text:p text:style-name="P17"><text:span text:style-name="Citation"><text:span text:style-name="T37">apiVersion: blazebox.serenity.dev</text:span></text:span></text:p>
      <text:p text:style-name="P17"><text:span text:style-name="Citation"><text:span text:style-name="T37">kind: MinecraftServerDeployment</text:span></text:span></text:p>
      <text:p text:style-name="P17"><text:span text:style-name="Citation"><text:span text:style-name="T37">metadata:</text:span></text:span></text:p>
      <text:p text:style-name="P17"><text:span text:style-name="Citation"><text:span text:style-name="T37"><text:tab/>name: &lt;name-of-choice&gt;.&lt;BlazeDome-domain-name&gt;</text:span></text:span></text:p>
      <text:p text:style-name="P17"><text:span text:style-name="Citation"><text:span text:style-name="T37"><text:tab/>namespace: &lt;namespace&gt;</text:span></text:span></text:p>
      <text:p text:style-name="P17"><text:span text:style-name="Citation"><text:span text:style-name="T37"><text:tab/>labels:</text:span></text:span></text:p>
      <text:p text:style-name="P17"><text:span text:style-name="Citation"><text:span text:style-name="T37"><text:tab/><text:tab/>clusterRef: &lt;cluster-name&gt;.</text:span></text:span><text:span text:style-name="Citation"><text:span text:style-name="T38">&lt;BlazeDome-domain-name&gt;</text:span></text:span></text:p>
      <text:p text:style-name="P17"><text:span text:style-name="Citation"><text:span text:style-name="T37">spec:</text:span></text:span></text:p>
      <text:p text:style-name="P17"><text:span text:style-name="Citation"><text:span text:style-name="T37"><text:tab/>replicas: 10 #how many replicas would you prefer</text:span></text:span></text:p>
      <text:p text:style-name="P17"><text:span text:style-name="Citation"><text:span text:style-name="T37"><text:tab/>template:</text:span></text:span></text:p>
      <text:p text:style-name="P17"><text:span text:style-name="Citation"><text:span text:style-name="T37"><text:tab/><text:tab/>spec:</text:span></text:span></text:p>
      <text:p text:style-name="P17"><text:span text:style-name="Citation"><text:span text:style-name="T37"><text:tab/><text:tab/><text:tab/>core:</text:span></text:span></text:p>
      <text:p text:style-name="P17"><text:span text:style-name="Citation"><text:span text:style-name="T37"><text:tab/><text:tab/><text:tab/><text:tab/>version: "1.20.4"</text:span></text:span></text:p>
      <text:p text:style-name="P17"><text:span text:style-name="Citation"><text:span text:style-name="T37"><text:tab/><text:tab/><text:tab/><text:tab/>channel: "Paper"</text:span></text:span></text:p>
      <text:p text:style-name="P19"><text:soft-page-break/><text:span text:style-name="Citation"><text:span text:style-name="T38"><text:tab/><text:tab/><text:tab/>config: {}</text:span></text:span></text:p>
      <text:p text:style-name="P18"><text:span text:style-name="Citation"><text:span text:style-name="T58">Again, if you don’t prefer BlazeDome, feel free to remove it, BlazeDome is not a hard dependency for BlazeBox, but BlazeDome is better than Kubernetes when it comes to domain management and resource allocation. So as above noted, the snippet will create a MinecraftServerDeployment object inside the domain if you have BlazeDome.</text:span></text:span></text:p>
      <text:p text:style-name="P18"><text:span text:style-name="Citation"><text:span text:style-name="T14">So when we finished, </text:span></text:span><text:span text:style-name="Citation"><text:span text:style-name="T20">setting up proxies is also important, which can be done with only:</text:span></text:span></text:p>
      <text:p text:style-name="P18"><text:span text:style-name="Citation"><text:span text:style-name="T54"><text:tab/>1. Change </text:span></text:span><text:span text:style-name="Citation"><text:span text:style-name="T56">kind</text:span></text:span><text:span text:style-name="Citation"><text:span text:style-name="T54"> to MinecraftProxyDeployment,</text:span></text:span></text:p>
      <text:p text:style-name="P18"><text:span text:style-name="Citation"><text:span text:style-name="T54"><text:tab/>2. Change </text:span></text:span><text:span text:style-name="Citation"><text:span text:style-name="T56">spec.template.spec.core.version </text:span></text:span><text:span text:style-name="Citation"><text:span text:style-name="T54">and </text:span></text:span><text:span text:style-name="Citation"><text:span text:style-name="T56">channel</text:span></text:span></text:p>
      <text:p text:style-name="P18"><text:span text:style-name="Citation"><text:span text:style-name="T59">So you finished everything you have to do to spin up a normal Minecraft Cluster. Then we need plugins to add custom contents to the server.</text:span></text:span></text:p>
      <text:p text:style-name="P19"><text:span text:style-name="Citation"><text:span text:style-name="T37">------- </text:span></text:span><text:span text:style-name="Citation"><text:span text:style-name="T39">Previous Declaration fields are purged --------</text:span></text:span></text:p>
      <text:p text:style-name="P19"><text:span text:style-name="Citation"><text:span text:style-name="T37">spec:</text:span></text:span></text:p>
      <text:p text:style-name="P19"><text:span text:style-name="Citation"><text:span text:style-name="T37"><text:tab/>replicas: 10 #how many replicas would you prefer</text:span></text:span></text:p>
      <text:p text:style-name="P19"><text:span text:style-name="Citation"><text:span text:style-name="T37"><text:tab/>template:</text:span></text:span></text:p>
      <text:p text:style-name="P19"><text:span text:style-name="Citation"><text:span text:style-name="T37"><text:tab/><text:tab/>spec:</text:span></text:span></text:p>
      <text:p text:style-name="P19"><text:span text:style-name="Citation"><text:span text:style-name="T37"><text:tab/><text:tab/><text:tab/>core:</text:span></text:span></text:p>
      <text:p text:style-name="P19"><text:span text:style-name="Citation"><text:span text:style-name="T37"><text:tab/><text:tab/><text:tab/><text:tab/>version: "1.20.4"</text:span></text:span></text:p>
      <text:p text:style-name="P19"><text:span text:style-name="Citation"><text:span text:style-name="T37"><text:tab/><text:tab/><text:tab/><text:tab/>channel: "Paper"</text:span></text:span></text:p>
      <text:p text:style-name="P19"><text:span text:style-name="Citation"><text:span text:style-name="T38"><text:tab/><text:tab/><text:tab/>config: {</text:span></text:span></text:p>
      <text:p text:style-name="P19"><text:span text:style-name="Citation"><text:span text:style-name="T38"><text:tab/><text:tab/><text:tab/><text:tab/>plugins:</text:span></text:span></text:p>
      <text:p text:style-name="P19"><text:span text:style-name="Citation"><text:span text:style-name="T38"><text:tab/><text:tab/><text:tab/><text:tab/><text:tab/>- name: something</text:span></text:span></text:p>
      <text:p text:style-name="P19"><text:span text:style-name="Citation"><text:span text:style-name="T38"><text:tab/><text:tab/><text:tab/><text:tab/><text:tab/> <text:s/>reference:</text:span></text:span></text:p>
      <text:p text:style-name="P19"><text:span text:style-name="Citation"><text:span text:style-name="T38"><text:tab/><text:tab/><text:tab/><text:tab/><text:tab/><text:tab/>mvn:</text:span></text:span></text:p>
      <text:p text:style-name="P19"><text:span text:style-name="Citation"><text:span text:style-name="T38"><text:tab/><text:tab/><text:tab/><text:tab/><text:tab/><text:tab/><text:tab/>repository: </text:span></text:span><text:a xlink:type="simple" xlink:href="https://serenity.dev/mvn" text:style-name="Internet_20_link" text:visited-style-name="Visited_20_Internet_20_Link"><text:span text:style-name="Citation"><text:span text:style-name="T38">https://serenity.dev/mvn</text:span></text:span></text:a></text:p>
      <text:p text:style-name="P19"><text:span text:style-name="Citation"><text:span text:style-name="T38"><text:tab/><text:tab/><text:tab/><text:tab/><text:tab/><text:tab/><text:tab/>groupId: org.serenity.example</text:span></text:span></text:p>
      <text:p text:style-name="P19"><text:span text:style-name="Citation"><text:span text:style-name="T38"><text:tab/><text:tab/><text:tab/><text:tab/><text:tab/><text:tab/><text:tab/>artifectId: example_plugin</text:span></text:span></text:p>
      <text:p text:style-name="P19"><text:span text:style-name="Citation"><text:span text:style-name="T38"><text:tab/><text:tab/><text:tab/><text:tab/><text:tab/><text:tab/><text:tab/>version: </text:span></text:span><text:span text:style-name="Citation"><text:span text:style-name="T39">"1.0.0"</text:span></text:span></text:p>
      <text:p text:style-name="P19"><text:span text:style-name="Citation"><text:span text:style-name="T39"><text:tab/><text:tab/><text:tab/><text:tab/><text:tab/><text:tab/><text:tab/>cred_secret: &lt;secret for credentials&gt;</text:span></text:span></text:p>
      <text:p text:style-name="P19"><text:span text:style-name="Citation"><text:span text:style-name="T39"><text:tab/><text:tab/><text:tab/><text:tab/><text:tab/>- name: something-else</text:span></text:span></text:p>
      <text:p text:style-name="P19"><text:span text:style-name="Citation"><text:span text:style-name="T39"><text:tab/><text:tab/><text:tab/><text:tab/><text:tab/><text:tab/>url: </text:span></text:span><text:a xlink:type="simple" xlink:href="https://serenity.dev/example.jar" text:style-name="Internet_20_link" text:visited-style-name="Visited_20_Internet_20_Link"><text:span text:style-name="Citation"><text:span text:style-name="T39">https://serenity.dev/example.jar</text:span></text:span></text:a></text:p>
      <text:p text:style-name="P19"><text:span text:style-name="Citation"><text:span text:style-name="T38"><text:tab/><text:tab/><text:tab/>}</text:span></text:span></text:p>
      <text:p text:style-name="P20"><text:span text:style-name="Citation"><text:span text:style-name="T15">So you added plugins to your server </text:span></text:span><text:span text:style-name="Citation"><text:span text:style-name="T16">and now you are ready to boot up your servers. </text:span></text:span><text:span text:style-name="Citation"><text:span text:style-name="T17">And then all of your setup work is done by default, but still we are missing the custom world.</text:span></text:span></text:p>
      <text:p text:style-name="P39"><text:span text:style-name="Citation"><text:span text:style-name="T17">Though the complexity of world folders, plugins can define their own file paths and there isn’t a well-known standard for this, so instead of using a world-oriented model for the CRD, we chose the </text:span></text:span><text:span text:style-name="Citation"><text:span text:style-name="T31">file patch</text:span></text:span><text:span text:style-name="Citation"><text:span text:style-name="T17"> instead. According to its name, it should make patch to the server’s root directory. We define it as extracting an archive provided to the root directory. For a majority of reasons, we would like to choose </text:span></text:span><text:span text:style-name="Citation"><text:span text:style-name="T31">.zip</text:span></text:span><text:span text:style-name="Citation"><text:span text:style-name="T17">, </text:span></text:span><text:span text:style-name="Citation"><text:span text:style-name="T31">tar.gz</text:span></text:span><text:span text:style-name="Citation"><text:span text:style-name="T17"> and </text:span></text:span><text:span text:style-name="Citation"><text:span text:style-name="T31">tar.xz</text:span></text:span><text:span text:style-name="Citation"><text:span text:style-name="T17">. They are the most used compression protocols in the world while </text:span></text:span><text:span text:style-name="Citation"><text:span text:style-name="T18">providing</text:span></text:span><text:span text:style-name="Citation"><text:span text:style-name="T17"> incredible performance.</text:span></text:span></text:p>
      <text:h text:style-name="P31" text:outline-level="2"><text:span text:style-name="Citation"><text:span text:style-name="T25">Practices for speed</text:span></text:span></text:h>
      <text:h text:style-name="P32" text:outline-level="3"><text:span text:style-name="Citation"><text:span text:style-name="T19">Asynchronous World Loading</text:span></text:span></text:h>
      <text:p text:style-name="P24"><text:span text:style-name="Citation"><text:span text:style-name="T18">We made that the world can be loaded automatically with another thread and be passed into the server-core’s thread, basically, BlazeBox daemon will be created in another container in the same pod with the server, and it will try to load the world automatically, after that, it will push the loaded world directly to the server core’</text:span></text:span><text:span text:style-name="Citation"><text:span text:style-name="T19">s memory (memory access bypassing java). </text:span></text:span></text:p>
      <text:p text:style-name="P22"><text:soft-page-break/><text:span text:style-name="Citation"><text:span text:style-name="T19">Basically, Java offered a utility called </text:span></text:span><text:span text:style-name="Citation"><text:span text:style-name="T32">Unsafe</text:span></text:span><text:span text:style-name="Citation"><text:span text:style-name="T19">, Which is a class that cannot be accessed outside the jar of the server core, since plugins are loaded with </text:span></text:span><text:span text:style-name="Citation"><text:span text:style-name="T32">ClassLoader</text:span></text:span><text:span text:style-name="Citation"><text:span text:style-name="T19">, this will be impossible to do so, this requires modifying the server core to be done.</text:span></text:span></text:p>
      <text:p text:style-name="P22"><text:span text:style-name="Citation"><text:span text:style-name="T19">Modifications will reveal vulnerabilities, but we made this with the method of Inter-Process-Communication(IPC), we provided the API for plugins to let plugins access the Unsafe methods, </text:span></text:span><text:span text:style-name="Citation"><text:span text:style-name="T20">which made possible for the plugin to hot swap the world.</text:span></text:span></text:p>
      <text:p text:style-name="P23"><text:span text:style-name="Citation"><text:span text:style-name="T20">With this method of loading, instability issues are spotted. So when we saw this issue, we load chunks only, and then we sync the blocks to the current world the server has loaded with shadow paging. Then we flag the server offline(calling BlazeCom operators API). And then we restart the server, after that, we put it online again.</text:span></text:span></text:p>
      <text:h text:style-name="P33" text:outline-level="3"><text:span text:style-name="Citation"><text:span text:style-name="T24">Dynamic World Partitioning</text:span></text:span></text:h>
      <text:p text:style-name="P23"><text:span text:style-name="Citation"><text:span text:style-name="T26">Making so, servers are no longer heavily stated, this means that different servers can dynamically pass worlds over in isolation and create replicated environments.</text:span></text:span></text:p>
      <text:p text:style-name="P25"><text:span text:style-name="Citation"><text:span text:style-name="T27">So we made worlds being loaded by multiple servers and if one fails, another accepts all the players on the server that just crashed(requires proxy support), and </text:span></text:span><text:span text:style-name="Citation"><text:span text:style-name="T28">the BlazeBox daemon of the crashed server hands the world to its successor, also it analyzes the crash, it will walk along the thread dump and find the issue. We’ve made that it can detect the issue, if its caused because the main thread is blocked, then it can identify that, for example, a player ran a command that halts. So it reacts based on the users configuration, which could be firing an alert for example. And if it crashed because the Java Virtual Machine ran out of memory, based on configuration, the new server could receive more memory.</text:span></text:span></text:p>
      <text:p text:style-name="P21"><text:span text:style-name="Citation"><text:span text:style-name="T28">Also, for use cases like mini-game servers, it can also pass maps between instances and do basically the same thing as described above.</text:span></text:span></text:p>
      <text:h text:style-name="Heading_20_3" text:outline-level="3"><text:span text:style-name="Citation"><text:span text:style-name="T23">Content Delivery Network for static files</text:span></text:span></text:h>
      <text:p text:style-name="P38"><text:span text:style-name="Citation"><text:span text:style-name="T29">Content Delivery Network(CDN) makes static files easier to distribute. With this, we can easily store all the world files and plugins inside a S3 bucket with automatic CDN pushes. This makes the world load way faster than a simple FTP or HTTP file server. Also storing them on public CDN services are still an efficient way to boost loading speed. With all of these working, the world should load at blazing fast speed and a server could be online in a blink.</text:span></text:span></text:p>
      <text:h text:style-name="P34" text:outline-level="3" text:is-list-header="true"><text:span text:style-name="Citation"><text:span text:style-name="T21">Asynchronous world generation</text:span></text:span></text:h>
      <text:p text:style-name="P38"><text:span text:style-name="Citation"><text:span text:style-name="T21">For those use-cases that needs new worlds to be generated frequently, this can be helpful. With this feature, the world can generate before it is needed and be passed to the server directly(or via a CDN) when its loaded. This eliminates the time needed for server to generate a world which may take very long for </text:span></text:span><text:span text:style-name="Citation"><text:span text:style-name="T33">Spigot</text:span></text:span><text:span text:style-name="Citation"><text:span text:style-name="T21"> servers.</text:span></text:span></text:p>
      <text:h text:style-name="P34" text:outline-level="3"><text:span text:style-name="Citation"><text:span text:style-name="T21">Git based backup</text:span></text:span></text:h>
      <text:p text:style-name="P38"><text:span text:style-name="Citation"><text:span text:style-name="T21">For these cases of use, we might also need to put the world files under version control, well git is good but it does not fit our use case, we just need the region to be backed up and rolled back, or we might need the entire thing, but either case, we still prefer git, because all those necessary files can be backed up automatically with CRON based Job system automatically committing the changes.</text:span></text:span></text:p>
      <text:p text:style-name="P38"><text:soft-page-break/><text:span text:style-name="Citation"><text:span text:style-name="T21">Though this part still lacks implementation, we still didn’t implement our own at the end of the research, but a good idea is: create a repository on a git server, and every time a client(BlazeBox Daemon) pushes a commit to any of the machines in the cluster, that machine will use the </text:span></text:span><text:span text:style-name="Citation"><text:span text:style-name="T33">Gossip</text:span></text:span><text:span text:style-name="Citation"><text:span text:style-name="T21"> protocol to inform other machines about the commit, and one of the machines will push one commit to master. The cluster may be managed by either </text:span></text:span><text:span text:style-name="Citation"><text:span text:style-name="T55">ZooKeeeper</text:span></text:span><text:span text:style-name="Citation"><text:span text:style-name="T21"> or BlazeDome.</text:span></text:span></text:p>
      <text:h text:style-name="P35" text:outline-level="3"><text:span text:style-name="Citation"><text:span text:style-name="T22">Conclusion</text:span></text:span></text:h>
      <text:p text:style-name="P40"><text:span text:style-name="Citation"><text:span text:style-name="T60">This is the draft of the paper, version 1. Meaning that this paper requires update, some pages are written a few months ago, and our team are rewriting them. Soon the final draft will be released, and later will be published.</text:span></text:span></text:p>
      <text:p text:style-name="P40"><text:span text:style-name="Citation"><text:span text:style-name="T22">Words here are the conclusion, which could be made easily, we implemented such a system that can help greatly improve performance, and made a skeleton of how such system are by design made. Which later a paper will explain all the complex infrastructure of a Minecraft game server network.</text:span></text:span></text:p>
      <text:p text:style-name="P40"><text:span text:style-name="Citation"><text:span text:style-name="T22">We will keep working on this, and we will rewrite this paper soon to provide up-to-date work.</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3T21:42:40.392842583</meta:creation-date>
    <meta:editing-duration>PT17H34M59S</meta:editing-duration>
    <meta:editing-cycles>13</meta:editing-cycles>
    <meta:generator>LibreOffice/24.2.4.2$Windows_X86_64 LibreOffice_project/51a6219feb6075d9a4c46691dcfe0cd9c4fff3c2</meta:generator>
    <dc:date>2024-08-10T15:23:39.585000000</dc:date>
    <meta:print-date>2024-07-03T22:57:43.085326877</meta:print-date>
    <meta:document-statistic meta:table-count="0" meta:image-count="0" meta:object-count="0" meta:page-count="6" meta:paragraph-count="131" meta:word-count="2133" meta:character-count="13306" meta:non-whitespace-character-count="11171"/>
  </office:meta>
</office:document-meta>
</file>